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q1 hive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Game ID</text:p>
          </table:table-cell>
          <table:table-cell office:value-type="string">
            <text:p>Avg/Minut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62.92920354">
            <text:p>562.9292035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8.561403509">
            <text:p>398.56140350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78.089285714">
            <text:p>378.08928571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20.455357143">
            <text:p>320.45535714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0.660869565">
            <text:p>150.660869565</text:p>
          </table:table-cell>
          <table:table-cell table:number-columns-repeated="3"/>
        </table:table-row>
        <table:table-row table:style-name="ro1">
          <table:table-cell table:number-columns-repeated="4"/>
          <table:table-cell>
            <draw:frame table:end-cell-address="'q1 hive'.L32" table:end-x="0.2634in" table:end-y="0.1362in" draw:z-index="0" draw:style-name="gr1" draw:text-style-name="P1" svg:width="6.3in" svg:height="3.5354in" svg:x="0.1866in" svg:y="0.1571in">
              <draw:object draw:notify-on-update-of-ranges="'q1 hive'.A3:'q1 hive'.A21 'q1 hive'.B3:'q1 hive'.B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9.363636364">
            <text:p>119.36363636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4.627272727">
            <text:p>104.62727272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333333333">
            <text:p>101.33333333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4.8666666667">
            <text:p>94.86666666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.3652173913">
            <text:p>78.3652173913</text:p>
          </table:table-cell>
          <table:table-cell table:number-columns-repeated="3"/>
        </table:table-row>
      </table:table>
      <table:table table:name="Q1 Scala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77.495575221239">
            <text:p>577.495575221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7.763157894737">
            <text:p>417.7631578947</text:p>
          </table:table-cell>
          <table:table-cell/>
          <table:table-cell>
            <draw:frame table:end-cell-address="'Q1 Scala'.K24" table:end-x="0.1425in" table:end-y="0.1362in" draw:z-index="0" draw:style-name="gr1" draw:text-style-name="P1" svg:width="6.2996in" svg:height="3.5354in" svg:x="0.0661in" svg:y="0.1571in">
              <draw:object draw:notify-on-update-of-ranges="'Q1 Scala'.A3:'Q1 Scala'.A12 'Q1 Scala'.B3:'Q1 Scala'.B12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85.607142857143">
            <text:p>385.6071428571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41.223214285714">
            <text:p>341.223214285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2.921739130435">
            <text:p>152.9217391304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24.472727272727">
            <text:p>124.472727272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8.454545454545">
            <text:p>108.454545454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351351351351">
            <text:p>104.351351351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6.6857142857143">
            <text:p>96.685714285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.7739130434783">
            <text:p>78.7739130435</text:p>
          </table:table-cell>
          <table:table-cell table:number-columns-repeated="2"/>
        </table:table-row>
      </table:table>
      <table:table table:name="q2 hive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game number</text:p>
          </table:table-cell>
          <table:table-cell office:value-type="string">
            <text:p>usercou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8718">
            <text:p>2871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768">
            <text:p>19768</text:p>
          </table:table-cell>
          <table:table-cell table:number-columns-repeated="2"/>
        </table:table-row>
        <table:table-row table:style-name="ro1">
          <table:table-cell table:number-columns-repeated="3"/>
          <table:table-cell>
            <draw:frame table:end-cell-address="'q2 hive'.K26" table:end-x="0.5654in" table:end-y="0.0787in" draw:z-index="0" draw:style-name="gr1" draw:text-style-name="P1" svg:width="6.2988in" svg:height="3.5429in" svg:x="0.4898in" svg:y="0.0917in">
              <draw:object draw:notify-on-update-of-ranges="'q2 hive'.A3:'q2 hive'.A21 'q2 hive'.B3:'q2 hive'.B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676">
            <text:p>1967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461">
            <text:p>1846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605">
            <text:p>860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14">
            <text:p>801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51">
            <text:p>635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864">
            <text:p>58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524">
            <text:p>55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999">
            <text:p>499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25">
            <text:p>402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858">
            <text:p>385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765">
            <text:p>376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67">
            <text:p>366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7">
            <text:p>300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704">
            <text:p>270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296">
            <text:p>229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266">
            <text:p>226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35">
            <text:p>213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83">
            <text:p>208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62">
            <text:p>206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4">
            <text:p>197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44">
            <text:p>184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80">
            <text:p>178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14">
            <text:p>171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08">
            <text:p>160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25">
            <text:p>142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397">
            <text:p>139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31">
            <text:p>113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3">
            <text:p>102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05">
            <text:p>100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53">
            <text:p>95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9">
            <text:p>89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16">
            <text:p>81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0">
            <text:p>61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91">
            <text:p>59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80">
            <text:p>58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32">
            <text:p>53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27">
            <text:p>52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7">
            <text:p>48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6">
            <text:p>42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16">
            <text:p>41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01">
            <text:p>3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7">
            <text:p>21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9">
            <text:p>20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table:number-columns-repeated="2"/>
        </table:table-row>
      </table:table>
      <table:table table:name="Q2 scala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36">
            <text:p>36</text:p>
          </table:table-cell>
          <table:table-cell office:value-type="float" office:value="30310">
            <text:p>3031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424">
            <text:p>21424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1339">
            <text:p>21339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824">
            <text:p>18824</text:p>
          </table:table-cell>
          <table:table-cell table:number-columns-repeated="2"/>
          <table:table-cell>
            <draw:frame table:end-cell-address="'Q2 scala'.M24" table:end-x="0.0441in" table:end-y="0.1154in" draw:z-index="0" draw:style-name="gr1" draw:text-style-name="P1" svg:width="6.3in" svg:height="3.5457in" svg:x="0.8563in" svg:y="0.126in">
              <draw:object draw:notify-on-update-of-ranges="'Q2 scala'.A1:'Q2 scala'.A10 'Q2 scala'.B1:'Q2 scala'.B1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079">
            <text:p>907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209">
            <text:p>820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57">
            <text:p>655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44">
            <text:p>6044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753">
            <text:p>5753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114">
            <text:p>5114</text:p>
          </table:table-cell>
          <table:table-cell table:number-columns-repeated="3"/>
        </table:table-row>
      </table:table>
      <table:table table:name="q1-2 extension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peruse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.89180327869">
            <text:p>2.891803278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29846216107">
            <text:p>2.298462161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29380856942">
            <text:p>2.2938085694</text:p>
          </table:table-cell>
          <table:table-cell table:number-columns-repeated="2"/>
          <table:table-cell>
            <draw:frame table:end-cell-address="'q1-2 extension'.L27" table:end-x="0.0827in" table:end-y="0.0366in" draw:z-index="0" draw:style-name="gr1" draw:text-style-name="P1" svg:width="6.2988in" svg:height="3.5429in" svg:x="0.0071in" svg:y="0.05in">
              <draw:object draw:notify-on-update-of-ranges="'q1-2 extension'.A3:'q1-2 extension'.A21 'q1-2 extension'.B3:'q1-2 extension'.B2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.21502193746">
            <text:p>2.215021937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20533880903">
            <text:p>2.20533880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.16514642343">
            <text:p>2.165146423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16196655852">
            <text:p>2.161966558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125">
            <text:p>2.12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.08345401883">
            <text:p>2.083454018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06881533101">
            <text:p>2.068815331</text:p>
          </table:table-cell>
          <table:table-cell table:number-columns-repeated="3"/>
        </table:table-row>
      </table:table>
      <table:table table:name="q3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4">
            <text:p>14</text:p>
          </table:table-cell>
          <table:table-cell office:value-type="float" office:value="52248.4">
            <text:p>52248.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865.8">
            <text:p>13865.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57.2">
            <text:p>5457.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80">
            <text:p>528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39.8">
            <text:p>4439.8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374.2">
            <text:p>4374.2</text:p>
          </table:table-cell>
          <table:table-cell table:number-columns-repeated="2"/>
          <table:table-cell>
            <draw:frame table:end-cell-address="q3.L26" table:end-x="0.763in" table:end-y="0.0157in" draw:z-index="0" draw:style-name="gr1" draw:text-style-name="P1" svg:width="6.2988in" svg:height="3.5429in" svg:x="0.6874in" svg:y="0.0287in">
              <draw:object draw:notify-on-update-of-ranges="q3.A1:q3.A20 q3.B1:q3.B2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68.2">
            <text:p>2968.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00">
            <text:p>250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30.2">
            <text:p>2130.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95.75">
            <text:p>1495.7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84.2">
            <text:p>1384.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34.2">
            <text:p>1334.2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63.75">
            <text:p>1263.7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24.2">
            <text:p>1124.2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12.4">
            <text:p>1112.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6.6">
            <text:p>1006.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8.8">
            <text:p>968.8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38.666666667">
            <text:p>938.66666666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38.2">
            <text:p>638.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6.2">
            <text:p>66.2</text:p>
          </table:table-cell>
          <table:table-cell table:number-columns-repeated="3"/>
        </table:table-row>
      </table:table>
      <table:table table:name="Q3 Scala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4">
            <text:p>14</text:p>
          </table:table-cell>
          <table:table-cell office:value-type="float" office:value="38737">
            <text:p>3873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491">
            <text:p>9491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370">
            <text:p>437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94">
            <text:p>3594</text:p>
          </table:table-cell>
          <table:table-cell table:number-columns-repeated="2"/>
          <table:table-cell>
            <draw:frame table:end-cell-address="'Q3 Scala'.L24" table:end-x="0.3075in" table:end-y="0.0315in" draw:z-index="0" draw:style-name="gr1" draw:text-style-name="P1" svg:width="6.3in" svg:height="3.5457in" svg:x="0.2307in" svg:y="0.0421in">
              <draw:object draw:notify-on-update-of-ranges="'Q3 Scala'.A1:'Q3 Scala'.A10 'Q3 Scala'.B1:'Q3 Scala'.B10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243">
            <text:p>3243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38">
            <text:p>3138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64">
            <text:p>1964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79">
            <text:p>1479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22">
            <text:p>142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0">
            <text:p>1070</text:p>
          </table:table-cell>
          <table:table-cell table:number-columns-repeated="3"/>
        </table:table-row>
      </table:table>
      <table:table table:name="q4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27">
            <text:p>27</text:p>
          </table:table-cell>
          <table:table-cell office:value-type="float" office:value="5.23261241637">
            <text:p>5.232612416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02702702703">
            <text:p>4.027027027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83317829457">
            <text:p>3.833178294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.48475675676">
            <text:p>2.484756756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34396355353">
            <text:p>2.343963553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10608943863">
            <text:p>2.1060894386</text:p>
          </table:table-cell>
          <table:table-cell/>
          <table:table-cell>
            <draw:frame table:end-cell-address="q4.K25" table:end-x="0.763in" table:end-y="0.1724in" draw:z-index="0" draw:style-name="gr1" draw:text-style-name="P1" svg:width="6.2988in" svg:height="3.5429in" svg:x="0.6874in" svg:y="0.0079in">
              <draw:object draw:notify-on-update-of-ranges="q4.A1:q4.A10 q4.B1:q4.B1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.10050251256">
            <text:p>2.100502512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.03616">
            <text:p>2.03616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.01246153846">
            <text:p>2.0124615385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98966942149">
            <text:p>1.9896694215</text:p>
          </table:table-cell>
          <table:table-cell table:number-columns-repeated="2"/>
        </table:table-row>
      </table:table>
      <table:table table:name="q4 scala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27">
            <text:p>27</text:p>
          </table:table-cell>
          <table:table-cell office:value-type="float" office:value="5.25695718654434">
            <text:p>5.256957186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96294184720639">
            <text:p>3.962941847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87614942528736">
            <text:p>3.8761494253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.39741816505302">
            <text:p>2.397418165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2821828358209">
            <text:p>2.2821828358</text:p>
          </table:table-cell>
          <table:table-cell/>
          <table:table-cell>
            <draw:frame table:end-cell-address="'q4 scala'.L25" table:end-x="0.022in" table:end-y="0.1571in" draw:z-index="0" draw:style-name="gr1" draw:text-style-name="P1" svg:width="6.3in" svg:height="3.5457in" svg:x="0.8343in" svg:y="0.1677in">
              <draw:object draw:notify-on-update-of-ranges="'q4 scala'.A1:'q4 scala'.A10 'q4 scala'.B1:'q4 scala'.B10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.1689497716895">
            <text:p>2.168949771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.01765047979064">
            <text:p>2.017650479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.99941176470588">
            <text:p>1.9994117647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98285351397121">
            <text:p>1.98285351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92390453834116">
            <text:p>1.9239045383</text:p>
          </table:table-cell>
          <table:table-cell table:number-columns-repeated="2"/>
        </table:table-row>
      </table:table>
      <table:table table:name="q4 alternative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maxspike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.25">
            <text:p>10.2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.25">
            <text:p>10.2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.25">
            <text:p>10.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.25">
            <text:p>10.25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.5">
            <text:p>4.5</text:p>
          </table:table-cell>
          <table:table-cell table:number-columns-repeated="2"/>
          <table:table-cell>
            <draw:frame table:end-cell-address="'q4 alternative'.L27" table:end-x="0.6476in" table:end-y="0.0839in" draw:z-index="0" draw:style-name="gr1" draw:text-style-name="P1" svg:width="6.3in" svg:height="3.5354in" svg:x="0.5709in" svg:y="0.1047in">
              <draw:object draw:notify-on-update-of-ranges="'q4 alternative'.A2:'q4 alternative'.A11 'q4 alternative'.B2:'q4 alternative'.B1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3"/>
        </table:table-row>
      </table:table>
      <table:table table:name="q5 Hiv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hashtag</text:p>
          </table:table-cell>
          <table:table-cell office:value-type="string">
            <text:p>count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8635">
            <text:p>8635</text:p>
          </table:table-cell>
          <table:table-cell office:value-type="string">
            <text:p>arsmun</text:p>
          </table:table-cell>
          <table:table-cell office:value-type="float" office:value="36770">
            <text:p>3677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matchday</text:p>
          </table:table-cell>
          <table:table-cell office:value-type="float" office:value="29776">
            <text:p>29776</text:p>
          </table:table-cell>
          <table:table-cell table:number-columns-repeated="2"/>
        </table:table-row>
        <table:table-row table:style-name="ro1">
          <table:table-cell office:value-type="float" office:value="7954">
            <text:p>7954</text:p>
          </table:table-cell>
          <table:table-cell office:value-type="string">
            <text:p>munmci</text:p>
          </table:table-cell>
          <table:table-cell office:value-type="float" office:value="26999">
            <text:p>26999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remierleague</text:p>
          </table:table-cell>
          <table:table-cell office:value-type="float" office:value="22424">
            <text:p>22424</text:p>
          </table:table-cell>
          <table:table-cell/>
          <table:table-cell>
            <draw:frame table:end-cell-address="'q5 Hive'.M28" table:end-x="0.6102in" table:end-y="0.0528in" draw:z-index="0" draw:style-name="gr1" draw:text-style-name="P1" svg:width="6.9913in" svg:height="3.8701in" svg:x="0.7311in" svg:y="0.0941in">
              <draw:object draw:notify-on-update-of-ranges="'q5 Hive'.B3:'q5 Hive'.B12 'q5 Hive'.C3:'q5 Hive'.C12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7494">
            <text:p>7494</text:p>
          </table:table-cell>
          <table:table-cell office:value-type="string">
            <text:p>watmun</text:p>
          </table:table-cell>
          <table:table-cell office:value-type="float" office:value="17166">
            <text:p>1716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unnew</text:p>
          </table:table-cell>
          <table:table-cell office:value-type="float" office:value="16806">
            <text:p>1680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hfc</text:p>
          </table:table-cell>
          <table:table-cell office:value-type="float" office:value="11278">
            <text:p>11278</text:p>
          </table:table-cell>
          <table:table-cell table:number-columns-repeated="2"/>
        </table:table-row>
        <table:table-row table:style-name="ro1">
          <table:table-cell office:value-type="float" office:value="5269">
            <text:p>5269</text:p>
          </table:table-cell>
          <table:table-cell office:value-type="string">
            <text:p>munbha</text:p>
          </table:table-cell>
          <table:table-cell office:value-type="float" office:value="9703">
            <text:p>9703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ynwa</text:p>
          </table:table-cell>
          <table:table-cell office:value-type="float" office:value="8413">
            <text:p>841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l</text:p>
          </table:table-cell>
          <table:table-cell office:value-type="float" office:value="6672">
            <text:p>6672</text:p>
          </table:table-cell>
          <table:table-cell table:number-columns-repeated="2"/>
        </table:table-row>
      </table:table>
      <table:table table:name="Q5 Scala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munnew</text:p>
          </table:table-cell>
          <table:table-cell office:value-type="float" office:value="32064">
            <text:p>32064</text:p>
          </table:table-cell>
          <table:table-cell table:number-columns-repeated="4"/>
        </table:table-row>
        <table:table-row table:style-name="ro1">
          <table:table-cell office:value-type="string">
            <text:p>munmci</text:p>
          </table:table-cell>
          <table:table-cell office:value-type="float" office:value="31322">
            <text:p>31322</text:p>
          </table:table-cell>
          <table:table-cell table:number-columns-repeated="4"/>
        </table:table-row>
        <table:table-row table:style-name="ro1">
          <table:table-cell office:value-type="string">
            <text:p>munbha</text:p>
          </table:table-cell>
          <table:table-cell office:value-type="float" office:value="16100">
            <text:p>16100</text:p>
          </table:table-cell>
          <table:table-cell table:number-columns-repeated="4"/>
        </table:table-row>
        <table:table-row table:style-name="ro1">
          <table:table-cell office:value-type="string">
            <text:p>matchday</text:p>
          </table:table-cell>
          <table:table-cell office:value-type="float" office:value="9364">
            <text:p>9364</text:p>
          </table:table-cell>
          <table:table-cell table:number-columns-repeated="4"/>
        </table:table-row>
        <table:table-row table:style-name="ro1">
          <table:table-cell office:value-type="string">
            <text:p>thfc</text:p>
          </table:table-cell>
          <table:table-cell office:value-type="float" office:value="7674">
            <text:p>7674</text:p>
          </table:table-cell>
          <table:table-cell table:number-columns-repeated="4"/>
        </table:table-row>
        <table:table-row table:style-name="ro1">
          <table:table-cell office:value-type="string">
            <text:p>manchesterderby</text:p>
          </table:table-cell>
          <table:table-cell office:value-type="float" office:value="7370">
            <text:p>7370</text:p>
          </table:table-cell>
          <table:table-cell table:number-columns-repeated="3"/>
          <table:table-cell>
            <draw:frame table:end-cell-address="'Q5 Scala'.M26" table:end-x="0.5488in" table:end-y="0.0783in" draw:z-index="0" draw:style-name="gr1" draw:text-style-name="P1" svg:width="6.3in" svg:height="3.515in" svg:x="0.472in" svg:y="0.1193in">
              <draw:object draw:notify-on-update-of-ranges="'Q5 Scala'.A1:'Q5 Scala'.A10 'Q5 Scala'.B1:'Q5 Scala'.B10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</table:table-row>
        <table:table-row table:style-name="ro1">
          <table:table-cell office:value-type="string">
            <text:p>premierleague</text:p>
          </table:table-cell>
          <table:table-cell office:value-type="float" office:value="6370">
            <text:p>6370</text:p>
          </table:table-cell>
          <table:table-cell table:number-columns-repeated="4"/>
        </table:table-row>
        <table:table-row table:style-name="ro1">
          <table:table-cell office:value-type="string">
            <text:p>pogback</text:p>
          </table:table-cell>
          <table:table-cell office:value-type="float" office:value="6154">
            <text:p>6154</text:p>
          </table:table-cell>
          <table:table-cell table:number-columns-repeated="4"/>
        </table:table-row>
        <table:table-row table:style-name="ro1">
          <table:table-cell office:value-type="string">
            <text:p>pl</text:p>
          </table:table-cell>
          <table:table-cell office:value-type="float" office:value="5676">
            <text:p>5676</text:p>
          </table:table-cell>
          <table:table-cell table:number-columns-repeated="4"/>
        </table:table-row>
        <table:table-row table:style-name="ro1">
          <table:table-cell office:value-type="string">
            <text:p>ynwa</text:p>
          </table:table-cell>
          <table:table-cell office:value-type="float" office:value="4428">
            <text:p>4428</text:p>
          </table:table-cell>
          <table:table-cell table:number-columns-repeated="4"/>
        </table:table-row>
      </table:table>
      <table:table table:name="Q6 Hive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cast(unix_timestamp(created) / 60 as bigint)</text:p>
          </table:table-cell>
          <table:table-cell office:value-type="string">
            <text:p>count(tweet_id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31">
            <text:p>25203931</text:p>
          </table:table-cell>
          <table:table-cell office:value-type="float" office:value="211">
            <text:p>21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32">
            <text:p>25203932</text:p>
          </table:table-cell>
          <table:table-cell office:value-type="float" office:value="212">
            <text:p>21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33">
            <text:p>25203933</text:p>
          </table:table-cell>
          <table:table-cell office:value-type="float" office:value="176">
            <text:p>17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34">
            <text:p>25203934</text:p>
          </table:table-cell>
          <table:table-cell office:value-type="float" office:value="813">
            <text:p>81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35">
            <text:p>25203935</text:p>
          </table:table-cell>
          <table:table-cell office:value-type="float" office:value="1913">
            <text:p>191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36">
            <text:p>25203936</text:p>
          </table:table-cell>
          <table:table-cell office:value-type="float" office:value="1281">
            <text:p>128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37">
            <text:p>25203937</text:p>
          </table:table-cell>
          <table:table-cell office:value-type="float" office:value="752">
            <text:p>75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38">
            <text:p>25203938</text:p>
          </table:table-cell>
          <table:table-cell office:value-type="float" office:value="568">
            <text:p>56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39">
            <text:p>25203939</text:p>
          </table:table-cell>
          <table:table-cell office:value-type="float" office:value="446">
            <text:p>44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40">
            <text:p>25203940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41">
            <text:p>25203941</text:p>
          </table:table-cell>
          <table:table-cell office:value-type="float" office:value="1756">
            <text:p>175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42">
            <text:p>25203942</text:p>
          </table:table-cell>
          <table:table-cell office:value-type="float" office:value="2249">
            <text:p>224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43">
            <text:p>25203943</text:p>
          </table:table-cell>
          <table:table-cell office:value-type="float" office:value="1553">
            <text:p>155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44">
            <text:p>25203944</text:p>
          </table:table-cell>
          <table:table-cell office:value-type="float" office:value="887">
            <text:p>88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45">
            <text:p>25203945</text:p>
          </table:table-cell>
          <table:table-cell office:value-type="float" office:value="787">
            <text:p>78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46">
            <text:p>25203946</text:p>
          </table:table-cell>
          <table:table-cell office:value-type="float" office:value="886">
            <text:p>88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47">
            <text:p>25203947</text:p>
          </table:table-cell>
          <table:table-cell office:value-type="float" office:value="713">
            <text:p>71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48">
            <text:p>25203948</text:p>
          </table:table-cell>
          <table:table-cell office:value-type="float" office:value="588">
            <text:p>58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49">
            <text:p>25203949</text:p>
          </table:table-cell>
          <table:table-cell office:value-type="float" office:value="459">
            <text:p>45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50">
            <text:p>25203950</text:p>
          </table:table-cell>
          <table:table-cell office:value-type="float" office:value="545">
            <text:p>54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51">
            <text:p>25203951</text:p>
          </table:table-cell>
          <table:table-cell office:value-type="float" office:value="593">
            <text:p>59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52">
            <text:p>25203952</text:p>
          </table:table-cell>
          <table:table-cell office:value-type="float" office:value="571">
            <text:p>57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53">
            <text:p>25203953</text:p>
          </table:table-cell>
          <table:table-cell office:value-type="float" office:value="551">
            <text:p>55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54">
            <text:p>25203954</text:p>
          </table:table-cell>
          <table:table-cell office:value-type="float" office:value="471">
            <text:p>47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55">
            <text:p>25203955</text:p>
          </table:table-cell>
          <table:table-cell office:value-type="float" office:value="344">
            <text:p>34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56">
            <text:p>25203956</text:p>
          </table:table-cell>
          <table:table-cell office:value-type="float" office:value="314">
            <text:p>31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57">
            <text:p>25203957</text:p>
          </table:table-cell>
          <table:table-cell office:value-type="float" office:value="334">
            <text:p>33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58">
            <text:p>25203958</text:p>
          </table:table-cell>
          <table:table-cell office:value-type="float" office:value="361">
            <text:p>36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59">
            <text:p>25203959</text:p>
          </table:table-cell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60">
            <text:p>25203960</text:p>
          </table:table-cell>
          <table:table-cell office:value-type="float" office:value="333">
            <text:p>33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61">
            <text:p>25203961</text:p>
          </table:table-cell>
          <table:table-cell office:value-type="float" office:value="532">
            <text:p>53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62">
            <text:p>25203962</text:p>
          </table:table-cell>
          <table:table-cell office:value-type="float" office:value="434">
            <text:p>43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63">
            <text:p>25203963</text:p>
          </table:table-cell>
          <table:table-cell office:value-type="float" office:value="480">
            <text:p>48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64">
            <text:p>25203964</text:p>
          </table:table-cell>
          <table:table-cell office:value-type="float" office:value="381">
            <text:p>38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65">
            <text:p>25203965</text:p>
          </table:table-cell>
          <table:table-cell office:value-type="float" office:value="354">
            <text:p>35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66">
            <text:p>25203966</text:p>
          </table:table-cell>
          <table:table-cell office:value-type="float" office:value="321">
            <text:p>32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67">
            <text:p>25203967</text:p>
          </table:table-cell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68">
            <text:p>25203968</text:p>
          </table:table-cell>
          <table:table-cell office:value-type="float" office:value="241">
            <text:p>24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69">
            <text:p>25203969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70">
            <text:p>2520397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71">
            <text:p>25203971</text:p>
          </table:table-cell>
          <table:table-cell office:value-type="float" office:value="158">
            <text:p>15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72">
            <text:p>25203972</text:p>
          </table:table-cell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73">
            <text:p>25203973</text:p>
          </table:table-cell>
          <table:table-cell office:value-type="float" office:value="211">
            <text:p>21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74">
            <text:p>25203974</text:p>
          </table:table-cell>
          <table:table-cell office:value-type="float" office:value="303">
            <text:p>30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75">
            <text:p>25203975</text:p>
          </table:table-cell>
          <table:table-cell office:value-type="float" office:value="505">
            <text:p>50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76">
            <text:p>25203976</text:p>
          </table:table-cell>
          <table:table-cell office:value-type="float" office:value="312">
            <text:p>31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77">
            <text:p>25203977</text:p>
          </table:table-cell>
          <table:table-cell office:value-type="float" office:value="560">
            <text:p>56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78">
            <text:p>25203978</text:p>
          </table:table-cell>
          <table:table-cell office:value-type="float" office:value="766">
            <text:p>76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79">
            <text:p>25203979</text:p>
          </table:table-cell>
          <table:table-cell office:value-type="float" office:value="1294">
            <text:p>129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80">
            <text:p>25203980</text:p>
          </table:table-cell>
          <table:table-cell office:value-type="float" office:value="1280">
            <text:p>128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81">
            <text:p>25203981</text:p>
          </table:table-cell>
          <table:table-cell office:value-type="float" office:value="1058">
            <text:p>105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82">
            <text:p>25203982</text:p>
          </table:table-cell>
          <table:table-cell office:value-type="float" office:value="906">
            <text:p>90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83">
            <text:p>25203983</text:p>
          </table:table-cell>
          <table:table-cell office:value-type="float" office:value="996">
            <text:p>99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84">
            <text:p>25203984</text:p>
          </table:table-cell>
          <table:table-cell office:value-type="float" office:value="916">
            <text:p>9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85">
            <text:p>25203985</text:p>
          </table:table-cell>
          <table:table-cell office:value-type="float" office:value="736">
            <text:p>73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86">
            <text:p>25203986</text:p>
          </table:table-cell>
          <table:table-cell office:value-type="float" office:value="700">
            <text:p>7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87">
            <text:p>25203987</text:p>
          </table:table-cell>
          <table:table-cell office:value-type="float" office:value="657">
            <text:p>65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88">
            <text:p>25203988</text:p>
          </table:table-cell>
          <table:table-cell office:value-type="float" office:value="599">
            <text:p>59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89">
            <text:p>25203989</text:p>
          </table:table-cell>
          <table:table-cell office:value-type="float" office:value="620">
            <text:p>62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90">
            <text:p>25203990</text:p>
          </table:table-cell>
          <table:table-cell office:value-type="float" office:value="548">
            <text:p>54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91">
            <text:p>25203991</text:p>
          </table:table-cell>
          <table:table-cell office:value-type="float" office:value="499">
            <text:p>49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92">
            <text:p>25203992</text:p>
          </table:table-cell>
          <table:table-cell office:value-type="float" office:value="448">
            <text:p>44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93">
            <text:p>25203993</text:p>
          </table:table-cell>
          <table:table-cell office:value-type="float" office:value="378">
            <text:p>37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94">
            <text:p>25203994</text:p>
          </table:table-cell>
          <table:table-cell office:value-type="float" office:value="449">
            <text:p>44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95">
            <text:p>25203995</text:p>
          </table:table-cell>
          <table:table-cell office:value-type="float" office:value="282">
            <text:p>28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96">
            <text:p>25203996</text:p>
          </table:table-cell>
          <table:table-cell office:value-type="float" office:value="202">
            <text:p>20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97">
            <text:p>25203997</text:p>
          </table:table-cell>
          <table:table-cell office:value-type="float" office:value="222">
            <text:p>22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98">
            <text:p>25203998</text:p>
          </table:table-cell>
          <table:table-cell office:value-type="float" office:value="532">
            <text:p>53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3999">
            <text:p>25203999</text:p>
          </table:table-cell>
          <table:table-cell office:value-type="float" office:value="327">
            <text:p>32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00">
            <text:p>25204000</text:p>
          </table:table-cell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01">
            <text:p>25204001</text:p>
          </table:table-cell>
          <table:table-cell office:value-type="float" office:value="401">
            <text:p>40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02">
            <text:p>25204002</text:p>
          </table:table-cell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03">
            <text:p>25204003</text:p>
          </table:table-cell>
          <table:table-cell office:value-type="float" office:value="217">
            <text:p>21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04">
            <text:p>25204004</text:p>
          </table:table-cell>
          <table:table-cell office:value-type="float" office:value="299">
            <text:p>29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05">
            <text:p>25204005</text:p>
          </table:table-cell>
          <table:table-cell office:value-type="float" office:value="883">
            <text:p>88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06">
            <text:p>25204006</text:p>
          </table:table-cell>
          <table:table-cell office:value-type="float" office:value="670">
            <text:p>67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07">
            <text:p>25204007</text:p>
          </table:table-cell>
          <table:table-cell office:value-type="float" office:value="467">
            <text:p>46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08">
            <text:p>25204008</text:p>
          </table:table-cell>
          <table:table-cell office:value-type="float" office:value="491">
            <text:p>49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09">
            <text:p>25204009</text:p>
          </table:table-cell>
          <table:table-cell office:value-type="float" office:value="425">
            <text:p>42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10">
            <text:p>25204010</text:p>
          </table:table-cell>
          <table:table-cell office:value-type="float" office:value="474">
            <text:p>47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11">
            <text:p>25204011</text:p>
          </table:table-cell>
          <table:table-cell office:value-type="float" office:value="556">
            <text:p>55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12">
            <text:p>25204012</text:p>
          </table:table-cell>
          <table:table-cell office:value-type="float" office:value="1900">
            <text:p>19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13">
            <text:p>25204013</text:p>
          </table:table-cell>
          <table:table-cell office:value-type="float" office:value="1774">
            <text:p>177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14">
            <text:p>25204014</text:p>
          </table:table-cell>
          <table:table-cell office:value-type="float" office:value="1275">
            <text:p>127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15">
            <text:p>25204015</text:p>
          </table:table-cell>
          <table:table-cell office:value-type="float" office:value="923">
            <text:p>92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16">
            <text:p>25204016</text:p>
          </table:table-cell>
          <table:table-cell office:value-type="float" office:value="724">
            <text:p>72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17">
            <text:p>25204017</text:p>
          </table:table-cell>
          <table:table-cell office:value-type="float" office:value="623">
            <text:p>62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18">
            <text:p>25204018</text:p>
          </table:table-cell>
          <table:table-cell office:value-type="float" office:value="664">
            <text:p>66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19">
            <text:p>25204019</text:p>
          </table:table-cell>
          <table:table-cell office:value-type="float" office:value="597">
            <text:p>59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20">
            <text:p>25204020</text:p>
          </table:table-cell>
          <table:table-cell office:value-type="float" office:value="467">
            <text:p>46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21">
            <text:p>25204021</text:p>
          </table:table-cell>
          <table:table-cell office:value-type="float" office:value="479">
            <text:p>47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22">
            <text:p>25204022</text:p>
          </table:table-cell>
          <table:table-cell office:value-type="float" office:value="296">
            <text:p>29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23">
            <text:p>25204023</text:p>
          </table:table-cell>
          <table:table-cell office:value-type="float" office:value="751">
            <text:p>75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24">
            <text:p>25204024</text:p>
          </table:table-cell>
          <table:table-cell office:value-type="float" office:value="866">
            <text:p>86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25">
            <text:p>25204025</text:p>
          </table:table-cell>
          <table:table-cell office:value-type="float" office:value="726">
            <text:p>726</text:p>
          </table:table-cell>
          <table:table-cell table:number-columns-repeated="4"/>
        </table:table-row>
        <table:table-row table:style-name="ro1">
          <table:table-cell table:number-columns-repeated="5"/>
          <table:table-cell>
            <draw:frame table:end-cell-address="'Q6 Hive'.M211" table:end-x="0.8673in" table:end-y="0.1673in" draw:z-index="1" draw:style-name="gr1" draw:text-style-name="P1" svg:width="6.3in" svg:height="3.5457in" svg:x="0.7906in" svg:y="0in">
              <draw:object draw:notify-on-update-of-ranges="'Q6 Hive'.B3:'Q6 Hive'.B210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</table:table-row>
        <table:table-row table:style-name="ro1">
          <table:table-cell office:value-type="float" office:value="25204026">
            <text:p>25204026</text:p>
          </table:table-cell>
          <table:table-cell office:value-type="float" office:value="623">
            <text:p>62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27">
            <text:p>25204027</text:p>
          </table:table-cell>
          <table:table-cell office:value-type="float" office:value="408">
            <text:p>40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28">
            <text:p>25204028</text:p>
          </table:table-cell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29">
            <text:p>25204029</text:p>
          </table:table-cell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30">
            <text:p>25204030</text:p>
          </table:table-cell>
          <table:table-cell office:value-type="float" office:value="259">
            <text:p>25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31">
            <text:p>25204031</text:p>
          </table:table-cell>
          <table:table-cell office:value-type="float" office:value="218">
            <text:p>21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32">
            <text:p>25204032</text:p>
          </table:table-cell>
          <table:table-cell office:value-type="float" office:value="271">
            <text:p>27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33">
            <text:p>25204033</text:p>
          </table:table-cell>
          <table:table-cell office:value-type="float" office:value="289">
            <text:p>28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34">
            <text:p>25204034</text:p>
          </table:table-cell>
          <table:table-cell office:value-type="float" office:value="281">
            <text:p>28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35">
            <text:p>25204035</text:p>
          </table:table-cell>
          <table:table-cell office:value-type="float" office:value="257">
            <text:p>257</text:p>
          </table:table-cell>
          <table:table-cell table:number-columns-repeated="4"/>
        </table:table-row>
        <table:table-row table:style-name="ro1">
          <table:table-cell table:number-columns-repeated="5"/>
          <table:table-cell>
            <draw:frame table:end-cell-address="'Q6 Hive'.N232" table:end-x="0.0331in" table:end-y="0.0839in" draw:z-index="0" draw:style-name="gr1" draw:text-style-name="P1" svg:width="6.3in" svg:height="3.5457in" svg:x="0.8453in" svg:y="0.0941in">
              <draw:object draw:notify-on-update-of-ranges="'Q6 Hive'.A3:'Q6 Hive'.A225 'Q6 Hive'.B3:'Q6 Hive'.B225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25204036">
            <text:p>25204036</text:p>
          </table:table-cell>
          <table:table-cell office:value-type="float" office:value="348">
            <text:p>34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37">
            <text:p>25204037</text:p>
          </table:table-cell>
          <table:table-cell office:value-type="float" office:value="337">
            <text:p>33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38">
            <text:p>25204038</text:p>
          </table:table-cell>
          <table:table-cell office:value-type="float" office:value="314">
            <text:p>31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39">
            <text:p>25204039</text:p>
          </table:table-cell>
          <table:table-cell office:value-type="float" office:value="352">
            <text:p>35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40">
            <text:p>25204040</text:p>
          </table:table-cell>
          <table:table-cell office:value-type="float" office:value="432">
            <text:p>43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41">
            <text:p>25204041</text:p>
          </table:table-cell>
          <table:table-cell office:value-type="float" office:value="389">
            <text:p>38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204042">
            <text:p>25204042</text:p>
          </table:table-cell>
          <table:table-cell office:value-type="float" office:value="324">
            <text:p>324</text:p>
          </table:table-cell>
          <table:table-cell table:number-columns-repeated="4"/>
        </table:table-row>
      </table:table>
      <table:table table:name="Q6 Scala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float" office:value="25204410">
            <text:p>25204410</text:p>
          </table:table-cell>
          <table:table-cell office:value-type="float" office:value="361">
            <text:p>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11">
            <text:p>25204411</text:p>
          </table:table-cell>
          <table:table-cell office:value-type="float" office:value="211">
            <text:p>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12">
            <text:p>25204412</text:p>
          </table:table-cell>
          <table:table-cell office:value-type="float" office:value="212">
            <text:p>2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13">
            <text:p>25204413</text:p>
          </table:table-cell>
          <table:table-cell office:value-type="float" office:value="176">
            <text:p>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14">
            <text:p>25204414</text:p>
          </table:table-cell>
          <table:table-cell office:value-type="float" office:value="813">
            <text:p>8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15">
            <text:p>25204415</text:p>
          </table:table-cell>
          <table:table-cell office:value-type="float" office:value="1913">
            <text:p>19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16">
            <text:p>25204416</text:p>
          </table:table-cell>
          <table:table-cell office:value-type="float" office:value="1281">
            <text:p>12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17">
            <text:p>25204417</text:p>
          </table:table-cell>
          <table:table-cell office:value-type="float" office:value="752">
            <text:p>7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18">
            <text:p>25204418</text:p>
          </table:table-cell>
          <table:table-cell office:value-type="float" office:value="568">
            <text:p>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19">
            <text:p>25204419</text:p>
          </table:table-cell>
          <table:table-cell office:value-type="float" office:value="446">
            <text:p>4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20">
            <text:p>2520442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21">
            <text:p>25204421</text:p>
          </table:table-cell>
          <table:table-cell office:value-type="float" office:value="1756">
            <text:p>1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22">
            <text:p>25204422</text:p>
          </table:table-cell>
          <table:table-cell office:value-type="float" office:value="2249">
            <text:p>22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23">
            <text:p>25204423</text:p>
          </table:table-cell>
          <table:table-cell office:value-type="float" office:value="1553">
            <text:p>15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24">
            <text:p>25204424</text:p>
          </table:table-cell>
          <table:table-cell office:value-type="float" office:value="887">
            <text:p>8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25">
            <text:p>25204425</text:p>
          </table:table-cell>
          <table:table-cell office:value-type="float" office:value="787">
            <text:p>7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26">
            <text:p>25204426</text:p>
          </table:table-cell>
          <table:table-cell office:value-type="float" office:value="886">
            <text:p>8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27">
            <text:p>25204427</text:p>
          </table:table-cell>
          <table:table-cell office:value-type="float" office:value="713">
            <text:p>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28">
            <text:p>25204428</text:p>
          </table:table-cell>
          <table:table-cell office:value-type="float" office:value="588">
            <text:p>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29">
            <text:p>25204429</text:p>
          </table:table-cell>
          <table:table-cell office:value-type="float" office:value="459">
            <text:p>4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30">
            <text:p>25204430</text:p>
          </table:table-cell>
          <table:table-cell office:value-type="float" office:value="545">
            <text:p>5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31">
            <text:p>25204431</text:p>
          </table:table-cell>
          <table:table-cell office:value-type="float" office:value="593">
            <text:p>5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32">
            <text:p>25204432</text:p>
          </table:table-cell>
          <table:table-cell office:value-type="float" office:value="571">
            <text:p>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33">
            <text:p>25204433</text:p>
          </table:table-cell>
          <table:table-cell office:value-type="float" office:value="551">
            <text:p>5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34">
            <text:p>25204434</text:p>
          </table:table-cell>
          <table:table-cell office:value-type="float" office:value="471">
            <text:p>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35">
            <text:p>25204435</text:p>
          </table:table-cell>
          <table:table-cell office:value-type="float" office:value="344">
            <text:p>3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36">
            <text:p>25204436</text:p>
          </table:table-cell>
          <table:table-cell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37">
            <text:p>25204437</text:p>
          </table:table-cell>
          <table:table-cell office:value-type="float" office:value="334">
            <text:p>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38">
            <text:p>25204438</text:p>
          </table:table-cell>
          <table:table-cell office:value-type="float" office:value="361">
            <text:p>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39">
            <text:p>25204439</text:p>
          </table:table-cell>
          <table:table-cell office:value-type="float" office:value="355">
            <text:p>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40">
            <text:p>25204440</text:p>
          </table:table-cell>
          <table:table-cell office:value-type="float" office:value="333">
            <text:p>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41">
            <text:p>25204441</text:p>
          </table:table-cell>
          <table:table-cell office:value-type="float" office:value="532">
            <text:p>5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42">
            <text:p>25204442</text:p>
          </table:table-cell>
          <table:table-cell office:value-type="float" office:value="434">
            <text:p>4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43">
            <text:p>25204443</text:p>
          </table:table-cell>
          <table:table-cell office:value-type="float" office:value="480">
            <text:p>4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44">
            <text:p>25204444</text:p>
          </table:table-cell>
          <table:table-cell office:value-type="float" office:value="381">
            <text:p>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45">
            <text:p>25204445</text:p>
          </table:table-cell>
          <table:table-cell office:value-type="float" office:value="354">
            <text:p>3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46">
            <text:p>25204446</text:p>
          </table:table-cell>
          <table:table-cell office:value-type="float" office:value="321">
            <text:p>3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47">
            <text:p>25204447</text:p>
          </table:table-cell>
          <table:table-cell office:value-type="float" office:value="325">
            <text:p>3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48">
            <text:p>25204448</text:p>
          </table:table-cell>
          <table:table-cell office:value-type="float" office:value="241">
            <text:p>2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49">
            <text:p>25204449</text:p>
          </table:table-cell>
          <table:table-cell office:value-type="float" office:value="196">
            <text:p>1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50">
            <text:p>25204450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51">
            <text:p>25204451</text:p>
          </table:table-cell>
          <table:table-cell office:value-type="float" office:value="158">
            <text:p>1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52">
            <text:p>25204452</text:p>
          </table:table-cell>
          <table:table-cell office:value-type="float" office:value="189">
            <text:p>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53">
            <text:p>25204453</text:p>
          </table:table-cell>
          <table:table-cell office:value-type="float" office:value="211">
            <text:p>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54">
            <text:p>25204454</text:p>
          </table:table-cell>
          <table:table-cell office:value-type="float" office:value="303">
            <text:p>3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55">
            <text:p>25204455</text:p>
          </table:table-cell>
          <table:table-cell office:value-type="float" office:value="505">
            <text:p>5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56">
            <text:p>25204456</text:p>
          </table:table-cell>
          <table:table-cell office:value-type="float" office:value="312">
            <text:p>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57">
            <text:p>25204457</text:p>
          </table:table-cell>
          <table:table-cell office:value-type="float" office:value="560">
            <text:p>5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58">
            <text:p>25204458</text:p>
          </table:table-cell>
          <table:table-cell office:value-type="float" office:value="766">
            <text:p>7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59">
            <text:p>25204459</text:p>
          </table:table-cell>
          <table:table-cell office:value-type="float" office:value="1294">
            <text:p>1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60">
            <text:p>25204460</text:p>
          </table:table-cell>
          <table:table-cell office:value-type="float" office:value="1280">
            <text:p>12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61">
            <text:p>25204461</text:p>
          </table:table-cell>
          <table:table-cell office:value-type="float" office:value="1058">
            <text:p>1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62">
            <text:p>25204462</text:p>
          </table:table-cell>
          <table:table-cell office:value-type="float" office:value="906">
            <text:p>9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63">
            <text:p>25204463</text:p>
          </table:table-cell>
          <table:table-cell office:value-type="float" office:value="996">
            <text:p>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64">
            <text:p>25204464</text:p>
          </table:table-cell>
          <table:table-cell office:value-type="float" office:value="916">
            <text:p>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65">
            <text:p>25204465</text:p>
          </table:table-cell>
          <table:table-cell office:value-type="float" office:value="736">
            <text:p>7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66">
            <text:p>25204466</text:p>
          </table:table-cell>
          <table:table-cell office:value-type="float" office:value="700">
            <text:p>7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67">
            <text:p>25204467</text:p>
          </table:table-cell>
          <table:table-cell office:value-type="float" office:value="657">
            <text:p>6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68">
            <text:p>25204468</text:p>
          </table:table-cell>
          <table:table-cell office:value-type="float" office:value="599">
            <text:p>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69">
            <text:p>25204469</text:p>
          </table:table-cell>
          <table:table-cell office:value-type="float" office:value="620">
            <text:p>6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70">
            <text:p>25204470</text:p>
          </table:table-cell>
          <table:table-cell office:value-type="float" office:value="548">
            <text:p>5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71">
            <text:p>25204471</text:p>
          </table:table-cell>
          <table:table-cell office:value-type="float" office:value="499">
            <text:p>4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72">
            <text:p>25204472</text:p>
          </table:table-cell>
          <table:table-cell office:value-type="float" office:value="448">
            <text:p>4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73">
            <text:p>25204473</text:p>
          </table:table-cell>
          <table:table-cell office:value-type="float" office:value="378">
            <text:p>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74">
            <text:p>25204474</text:p>
          </table:table-cell>
          <table:table-cell office:value-type="float" office:value="449">
            <text:p>4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75">
            <text:p>25204475</text:p>
          </table:table-cell>
          <table:table-cell office:value-type="float" office:value="282">
            <text:p>2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76">
            <text:p>25204476</text:p>
          </table:table-cell>
          <table:table-cell office:value-type="float" office:value="202">
            <text:p>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77">
            <text:p>25204477</text:p>
          </table:table-cell>
          <table:table-cell office:value-type="float" office:value="222">
            <text:p>222</text:p>
          </table:table-cell>
          <table:table-cell table:number-columns-repeated="2"/>
          <table:table-cell>
            <draw:frame table:end-cell-address="'Q6 Scala'.M88" table:end-x="0.3953in" table:end-y="0.0839in" draw:z-index="1" draw:style-name="gr1" draw:text-style-name="P1" svg:width="6.3in" svg:height="3.5457in" svg:x="0.3185in" svg:y="0.0945in">
              <draw:object draw:notify-on-update-of-ranges="'Q6 Scala'.C1:'Q6 Scala'.C114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5204478">
            <text:p>25204478</text:p>
          </table:table-cell>
          <table:table-cell office:value-type="float" office:value="532">
            <text:p>5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79">
            <text:p>25204479</text:p>
          </table:table-cell>
          <table:table-cell office:value-type="float" office:value="327">
            <text:p>3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80">
            <text:p>25204480</text:p>
          </table:table-cell>
          <table:table-cell office:value-type="float" office:value="235">
            <text:p>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81">
            <text:p>25204481</text:p>
          </table:table-cell>
          <table:table-cell office:value-type="float" office:value="401">
            <text:p>4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82">
            <text:p>25204482</text:p>
          </table:table-cell>
          <table:table-cell office:value-type="float" office:value="330">
            <text:p>3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83">
            <text:p>25204483</text:p>
          </table:table-cell>
          <table:table-cell office:value-type="float" office:value="217">
            <text:p>2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84">
            <text:p>25204484</text:p>
          </table:table-cell>
          <table:table-cell office:value-type="float" office:value="299">
            <text:p>2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85">
            <text:p>25204485</text:p>
          </table:table-cell>
          <table:table-cell office:value-type="float" office:value="883">
            <text:p>8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86">
            <text:p>25204486</text:p>
          </table:table-cell>
          <table:table-cell office:value-type="float" office:value="670">
            <text:p>6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87">
            <text:p>25204487</text:p>
          </table:table-cell>
          <table:table-cell office:value-type="float" office:value="467">
            <text:p>4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88">
            <text:p>25204488</text:p>
          </table:table-cell>
          <table:table-cell office:value-type="float" office:value="491">
            <text:p>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89">
            <text:p>25204489</text:p>
          </table:table-cell>
          <table:table-cell office:value-type="float" office:value="425">
            <text:p>4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90">
            <text:p>25204490</text:p>
          </table:table-cell>
          <table:table-cell office:value-type="float" office:value="474">
            <text:p>4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91">
            <text:p>25204491</text:p>
          </table:table-cell>
          <table:table-cell office:value-type="float" office:value="556">
            <text:p>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92">
            <text:p>25204492</text:p>
          </table:table-cell>
          <table:table-cell office:value-type="float" office:value="1900">
            <text:p>19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93">
            <text:p>25204493</text:p>
          </table:table-cell>
          <table:table-cell office:value-type="float" office:value="1774">
            <text:p>17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94">
            <text:p>25204494</text:p>
          </table:table-cell>
          <table:table-cell office:value-type="float" office:value="1275">
            <text:p>12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95">
            <text:p>25204495</text:p>
          </table:table-cell>
          <table:table-cell office:value-type="float" office:value="923">
            <text:p>9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96">
            <text:p>25204496</text:p>
          </table:table-cell>
          <table:table-cell office:value-type="float" office:value="724">
            <text:p>7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97">
            <text:p>25204497</text:p>
          </table:table-cell>
          <table:table-cell office:value-type="float" office:value="623">
            <text:p>6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98">
            <text:p>25204498</text:p>
          </table:table-cell>
          <table:table-cell office:value-type="float" office:value="664">
            <text:p>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499">
            <text:p>25204499</text:p>
          </table:table-cell>
          <table:table-cell office:value-type="float" office:value="597">
            <text:p>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00">
            <text:p>25204500</text:p>
          </table:table-cell>
          <table:table-cell office:value-type="float" office:value="467">
            <text:p>4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01">
            <text:p>25204501</text:p>
          </table:table-cell>
          <table:table-cell office:value-type="float" office:value="479">
            <text:p>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02">
            <text:p>25204502</text:p>
          </table:table-cell>
          <table:table-cell office:value-type="float" office:value="296">
            <text:p>2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03">
            <text:p>25204503</text:p>
          </table:table-cell>
          <table:table-cell office:value-type="float" office:value="751">
            <text:p>7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04">
            <text:p>25204504</text:p>
          </table:table-cell>
          <table:table-cell office:value-type="float" office:value="866">
            <text:p>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05">
            <text:p>25204505</text:p>
          </table:table-cell>
          <table:table-cell office:value-type="float" office:value="726">
            <text:p>7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06">
            <text:p>25204506</text:p>
          </table:table-cell>
          <table:table-cell office:value-type="float" office:value="623">
            <text:p>6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07">
            <text:p>25204507</text:p>
          </table:table-cell>
          <table:table-cell office:value-type="float" office:value="408">
            <text:p>408</text:p>
          </table:table-cell>
          <table:table-cell table:number-columns-repeated="2"/>
          <table:table-cell>
            <draw:frame table:end-cell-address="'Q6 Scala'.M118" table:end-x="0.4063in" table:end-y="0.1047in" draw:z-index="0" draw:style-name="gr1" draw:text-style-name="P1" svg:width="6.3in" svg:height="3.5457in" svg:x="0.3295in" svg:y="0.1154in">
              <draw:object draw:notify-on-update-of-ranges="'Q6 Scala'.B1:'Q6 Scala'.B114 'Q6 Scala'.C1:'Q6 Scala'.C114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5204508">
            <text:p>25204508</text:p>
          </table:table-cell>
          <table:table-cell office:value-type="float" office:value="330">
            <text:p>3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09">
            <text:p>25204509</text:p>
          </table:table-cell>
          <table:table-cell office:value-type="float" office:value="315">
            <text:p>3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10">
            <text:p>25204510</text:p>
          </table:table-cell>
          <table:table-cell office:value-type="float" office:value="259">
            <text:p>2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11">
            <text:p>25204511</text:p>
          </table:table-cell>
          <table:table-cell office:value-type="float" office:value="218">
            <text:p>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12">
            <text:p>25204512</text:p>
          </table:table-cell>
          <table:table-cell office:value-type="float" office:value="271">
            <text:p>2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13">
            <text:p>25204513</text:p>
          </table:table-cell>
          <table:table-cell office:value-type="float" office:value="289">
            <text:p>2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14">
            <text:p>25204514</text:p>
          </table:table-cell>
          <table:table-cell office:value-type="float" office:value="281">
            <text:p>2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15">
            <text:p>25204515</text:p>
          </table:table-cell>
          <table:table-cell office:value-type="float" office:value="257">
            <text:p>2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16">
            <text:p>25204516</text:p>
          </table:table-cell>
          <table:table-cell office:value-type="float" office:value="348">
            <text:p>3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17">
            <text:p>25204517</text:p>
          </table:table-cell>
          <table:table-cell office:value-type="float" office:value="337">
            <text:p>3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18">
            <text:p>25204518</text:p>
          </table:table-cell>
          <table:table-cell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19">
            <text:p>25204519</text:p>
          </table:table-cell>
          <table:table-cell office:value-type="float" office:value="352">
            <text:p>3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20">
            <text:p>25204520</text:p>
          </table:table-cell>
          <table:table-cell office:value-type="float" office:value="432">
            <text:p>4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21">
            <text:p>25204521</text:p>
          </table:table-cell>
          <table:table-cell office:value-type="float" office:value="389">
            <text:p>3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22">
            <text:p>25204522</text:p>
          </table:table-cell>
          <table:table-cell office:value-type="float" office:value="324">
            <text:p>3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4523">
            <text:p>25204523</text:p>
          </table:table-cell>
          <table:table-cell office:value-type="float" office:value="5">
            <text:p>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5/18/2018</text:date>, <text:time>06:2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al Iqbal</meta:initial-creator>
    <meta:creation-date>2018-05-15T04:17:27.03</meta:creation-date>
    <dc:date>2018-05-18T06:29:37.49</dc:date>
    <dc:creator>Bilal Iqbal</dc:creator>
    <meta:editing-duration>P1DT2H45M3S</meta:editing-duration>
    <meta:editing-cycles>20</meta:editing-cycles>
    <meta:generator>OpenOffice/4.1.5$Win32 OpenOffice.org_project/415m1$Build-9789</meta:generator>
    <meta:document-statistic meta:table-count="14" meta:cell-count="811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bar" chart:style-name="ch1">
        <chart:title svg:x="4.333cm" svg:y="0.315cm" chart:style-name="ch2">
          <text:p>Average number of tweets per minute</text:p>
        </chart:title>
        <chart:plot-area chart:style-name="ch3" table:cell-range-address="'q1 hive'.A3:'q1 hive'.B21" chart:data-source-has-labels="column" svg:x="1.358cm" svg:y="1.631cm" svg:width="14.005cm" svg:height="6.163cm">
          <chartooo:coordinate-region svg:x="2.165cm" svg:y="1.844cm" svg:width="13.198cm" svg:height="5.277cm"/>
          <chart:axis chart:dimension="x" chart:name="primary-x" chart:style-name="ch4" chartooo:axis-type="auto">
            <chartooo:date-scale/>
            <chart:title svg:x="7.694cm" svg:y="7.974cm" chart:style-name="ch5">
              <text:p>GameID</text:p>
            </chart:title>
            <chart:categories table:cell-range-address="'q1 hive'.A3:'q1 hive'.A21"/>
          </chart:axis>
          <chart:axis chart:dimension="y" chart:name="primary-y" chart:style-name="ch6">
            <chart:title svg:x="0.451cm" svg:y="5.814cm" chart:style-name="ch7">
              <text:p>Tweets/Minute</text:p>
            </chart:title>
            <chart:grid chart:style-name="ch8" chart:class="major"/>
          </chart:axis>
          <chart:series chart:style-name="ch9" chart:values-cell-range-address="'q1 hive'.B3:'q1 hive'.B21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6">
                <text:p>40</text:p>
                <draw:g>
                  <svg:desc>'q1 hive'.A3:'q1 hive'.A21</svg:desc>
                </draw:g>
              </table:table-cell>
              <table:table-cell office:value-type="float" office:value="562.92920354">
                <text:p>562.92920354</text:p>
                <draw:g>
                  <svg:desc>'q1 hive'.B3:'q1 hive'.B2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98.561403509">
                <text:p>398.561403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78.089285714">
                <text:p>378.089285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20.455357143">
                <text:p>320.455357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0.660869565">
                <text:p>150.660869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19.363636364">
                <text:p>119.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04.627272727">
                <text:p>104.6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1.333333333">
                <text:p>101.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4.8666666667">
                <text:p>94.8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8.3652173913">
                <text:p>78.3652173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6.582cm" svg:y="0.316cm" chart:style-name="ch2">
          <text:p>Distinct Users</text:p>
        </chart:title>
        <chart:plot-area chart:style-name="ch3" table:cell-range-address="'Q2 scala'.A1:'Q2 scala'.B10" chart:data-source-has-labels="column" svg:x="1.358cm" svg:y="1.635cm" svg:width="14.005cm" svg:height="6.184cm">
          <chartooo:coordinate-region svg:x="2.535cm" svg:y="1.847cm" svg:width="12.828cm" svg:height="5.299cm"/>
          <chart:axis chart:dimension="x" chart:name="primary-x" chart:style-name="ch4" chartooo:axis-type="auto">
            <chartooo:date-scale/>
            <chart:title svg:x="7.218cm" svg:y="8cm" chart:style-name="ch5">
              <text:p>Game Number</text:p>
            </chart:title>
            <chart:categories table:cell-range-address="'Q2 scala'.A1:'Q2 scala'.A10"/>
          </chart:axis>
          <chart:axis chart:dimension="y" chart:name="primary-y" chart:style-name="ch6">
            <chart:title svg:x="0.451cm" svg:y="5.631cm" chart:style-name="ch7">
              <text:p>Total Users</text:p>
            </chart:title>
            <chart:grid chart:style-name="ch8" chart:class="major"/>
          </chart:axis>
          <chart:series chart:style-name="ch9" chart:values-cell-range-address="'Q2 scala'.B1:'Q2 scala'.B10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6">
                <text:p>40</text:p>
                <draw:g>
                  <svg:desc>'Q2 scala'.A1:'Q2 scala'.A10</svg:desc>
                </draw:g>
              </table:table-cell>
              <table:table-cell office:value-type="float" office:value="30310">
                <text:p>30310</text:p>
                <draw:g>
                  <svg:desc>'Q2 scala'.B1:'Q2 scala'.B10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424">
                <text:p>2142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1339">
                <text:p>2133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8824">
                <text:p>1882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079">
                <text:p>90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09">
                <text:p>820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753">
                <text:p>575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114">
                <text:p>51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4.319cm" svg:y="0.316cm" chart:style-name="ch2">
          <text:p>Average Tweets Per Game for Teams</text:p>
        </chart:title>
        <chart:plot-area chart:style-name="ch3" table:cell-range-address="'Q3 Scala'.A1:'Q3 Scala'.B10" chart:data-source-has-labels="column" svg:x="1.358cm" svg:y="1.635cm" svg:width="14.005cm" svg:height="6.184cm">
          <chartooo:coordinate-region svg:x="2.535cm" svg:y="1.847cm" svg:width="12.828cm" svg:height="5.299cm"/>
          <chart:axis chart:dimension="x" chart:name="primary-x" chart:style-name="ch4" chartooo:axis-type="auto">
            <chartooo:date-scale/>
            <chart:title svg:x="7.681cm" svg:y="8cm" chart:style-name="ch5">
              <text:p>Team ID</text:p>
            </chart:title>
            <chart:categories table:cell-range-address="'Q3 Scala'.A1:'Q3 Scala'.A10"/>
          </chart:axis>
          <chart:axis chart:dimension="y" chart:name="primary-y" chart:style-name="ch6">
            <chart:title svg:x="0.451cm" svg:y="5.935cm" chart:style-name="ch7">
              <text:p>Average Tweets</text:p>
            </chart:title>
            <chart:grid chart:style-name="ch8" chart:class="major"/>
          </chart:axis>
          <chart:series chart:style-name="ch9" chart:values-cell-range-address="'Q3 Scala'.B1:'Q3 Scala'.B10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4">
                <text:p>10</text:p>
                <draw:g>
                  <svg:desc>'Q3 Scala'.A1:'Q3 Scala'.A10</svg:desc>
                </draw:g>
              </table:table-cell>
              <table:table-cell office:value-type="float" office:value="38737">
                <text:p>38737</text:p>
                <draw:g>
                  <svg:desc>'Q3 Scala'.B1:'Q3 Scala'.B10</svg:desc>
                </draw:g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491">
                <text:p>949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243">
                <text:p>32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70">
                <text:p>107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6.383cm" svg:y="0.316cm" chart:style-name="ch2">
          <text:p>Game 36 Graph</text:p>
        </chart:title>
        <chart:plot-area chart:style-name="ch3" table:cell-range-address="'Q6 Scala'.B1:'Q6 Scala'.C114" chart:data-source-has-labels="column" svg:x="1.358cm" svg:y="1.635cm" svg:width="14.005cm" svg:height="6.184cm">
          <chartooo:coordinate-region svg:x="2.35cm" svg:y="1.847cm" svg:width="12.432cm" svg:height="4.875cm"/>
          <chart:axis chart:dimension="x" chart:name="primary-x" chart:style-name="ch4" chartooo:axis-type="auto">
            <chartooo:date-scale/>
            <chart:title svg:x="7.152cm" svg:y="8cm" chart:style-name="ch5">
              <text:p>Time in Minutes</text:p>
            </chart:title>
            <chart:categories table:cell-range-address="'Q6 Scala'.B1:'Q6 Scala'.B114"/>
          </chart:axis>
          <chart:axis chart:dimension="y" chart:name="primary-y" chart:style-name="ch6">
            <chart:title svg:x="0.451cm" svg:y="5.962cm" chart:style-name="ch7">
              <text:p>Count of Tweets</text:p>
            </chart:title>
            <chart:grid chart:style-name="ch8" chart:class="major"/>
          </chart:axis>
          <chart:series chart:style-name="ch9" chart:values-cell-range-address="'Q6 Scala'.C1:'Q6 Scala'.C114" chart:class="chart:bar">
            <chart:data-point chart:repeated="1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5204410">
                <text:p>25204410</text:p>
                <draw:g>
                  <svg:desc>'Q6 Scala'.B1:'Q6 Scala'.B114</svg:desc>
                </draw:g>
              </table:table-cell>
              <table:table-cell office:value-type="float" office:value="361">
                <text:p>361</text:p>
                <draw:g>
                  <svg:desc>'Q6 Scala'.C1:'Q6 Scala'.C114</svg:desc>
                </draw:g>
              </table:table-cell>
            </table:table-row>
            <table:table-row>
              <table:table-cell office:value-type="float" office:value="25204411">
                <text:p>252044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5204412">
                <text:p>252044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5204413">
                <text:p>252044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5204414">
                <text:p>2520441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25204415">
                <text:p>25204420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float" office:value="25204416">
                <text:p>2520442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25204417">
                <text:p>2520442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25204418">
                <text:p>2520442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25204419">
                <text:p>2520442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25204420">
                <text:p>252044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5204421">
                <text:p>25204420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float" office:value="25204422">
                <text:p>2520442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float" office:value="25204423">
                <text:p>25204420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25204424">
                <text:p>2520442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25204425">
                <text:p>2520443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25204426">
                <text:p>2520443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25204427">
                <text:p>25204430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25204428">
                <text:p>2520443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25204429">
                <text:p>2520443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25204430">
                <text:p>2520443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25204431">
                <text:p>2520443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25204432">
                <text:p>2520443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25204433">
                <text:p>2520443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25204434">
                <text:p>2520443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25204435">
                <text:p>2520444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25204436">
                <text:p>2520444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25204437">
                <text:p>2520444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5204438">
                <text:p>2520444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25204439">
                <text:p>2520444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25204440">
                <text:p>2520444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5204441">
                <text:p>2520444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25204442">
                <text:p>2520444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5204443">
                <text:p>2520444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5204444">
                <text:p>2520444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25204445">
                <text:p>2520445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25204446">
                <text:p>2520445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25204447">
                <text:p>2520445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5204448">
                <text:p>252044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25204449">
                <text:p>252044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5204450">
                <text:p>252044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5204451">
                <text:p>252044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204452">
                <text:p>2520445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5204453">
                <text:p>2520445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5204454">
                <text:p>2520445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25204455">
                <text:p>2520446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25204456">
                <text:p>2520446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25204457">
                <text:p>2520446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25204458">
                <text:p>2520446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25204459">
                <text:p>25204460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float" office:value="25204460">
                <text:p>2520446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25204461">
                <text:p>25204460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float" office:value="25204462">
                <text:p>25204460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25204463">
                <text:p>2520446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25204464">
                <text:p>2520446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25204465">
                <text:p>2520447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25204466">
                <text:p>2520447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25204467">
                <text:p>2520447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25204468">
                <text:p>2520447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25204469">
                <text:p>2520447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25204470">
                <text:p>2520447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25204471">
                <text:p>2520447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25204472">
                <text:p>2520447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25204473">
                <text:p>2520447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25204474">
                <text:p>2520447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25204475">
                <text:p>2520448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25204476">
                <text:p>2520448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5204477">
                <text:p>2520448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5204478">
                <text:p>2520448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25204479">
                <text:p>2520448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5204480">
                <text:p>252044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5204481">
                <text:p>2520448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25204482">
                <text:p>2520448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25204483">
                <text:p>2520448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5204484">
                <text:p>2520448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25204485">
                <text:p>2520449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25204486">
                <text:p>2520449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25204487">
                <text:p>2520449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25204488">
                <text:p>2520449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25204489">
                <text:p>2520449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25204490">
                <text:p>2520449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25204491">
                <text:p>2520449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25204492">
                <text:p>2520449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25204493">
                <text:p>25204490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float" office:value="25204494">
                <text:p>25204490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float" office:value="25204495">
                <text:p>25204500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float" office:value="25204496">
                <text:p>2520450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5204497">
                <text:p>2520450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25204498">
                <text:p>2520450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25204499">
                <text:p>2520450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25204500">
                <text:p>2520450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25204501">
                <text:p>2520450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25204502">
                <text:p>252045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25204503">
                <text:p>25204500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25204504">
                <text:p>2520450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25204505">
                <text:p>2520451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25204506">
                <text:p>2520451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25204507">
                <text:p>2520451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25204508">
                <text:p>2520451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25204509">
                <text:p>252045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25204510">
                <text:p>2520451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5204511">
                <text:p>2520451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25204512">
                <text:p>2520451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25204513">
                <text:p>2520451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25204514">
                <text:p>252045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25204515">
                <text:p>2520452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25204516">
                <text:p>2520452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25204517">
                <text:p>2520452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5204518">
                <text:p>2520452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25204519">
                <text:p>252045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25204520">
                <text:p>2520452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25204521">
                <text:p>2520452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25204522">
                <text:p>252045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25204523">
                <text:p>2520452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5.021cm" svg:y="0.316cm" chart:style-name="ch2">
          <text:p>Popular Non-Official Hashtags</text:p>
        </chart:title>
        <chart:plot-area chart:style-name="ch3" table:cell-range-address="'Q5 Scala'.A1:'Q5 Scala'.B10" chart:data-source-has-labels="column" svg:x="1.358cm" svg:y="1.635cm" svg:width="14.005cm" svg:height="6.184cm">
          <chartooo:coordinate-region svg:x="2.535cm" svg:y="1.847cm" svg:width="12.828cm" svg:height="4.875cm"/>
          <chart:axis chart:dimension="x" chart:name="primary-x" chart:style-name="ch4" chartooo:axis-type="auto">
            <chartooo:date-scale/>
            <chart:title svg:x="7.681cm" svg:y="8cm" chart:style-name="ch5">
              <text:p>Hashtag</text:p>
            </chart:title>
            <chart:categories table:cell-range-address="'Q5 Scala'.A1:'Q5 Scala'.A10"/>
          </chart:axis>
          <chart:axis chart:dimension="y" chart:name="primary-y" chart:style-name="ch6">
            <chart:title svg:x="0.451cm" svg:y="5.221cm" chart:style-name="ch7">
              <text:p>Count</text:p>
            </chart:title>
            <chart:grid chart:style-name="ch8" chart:class="major"/>
          </chart:axis>
          <chart:series chart:style-name="ch9" chart:values-cell-range-address="'Q5 Scala'.B1:'Q5 Scala'.B10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unnew</text:p>
                <draw:g>
                  <svg:desc>'Q5 Scala'.A1:'Q5 Scala'.A10</svg:desc>
                </draw:g>
              </table:table-cell>
              <table:table-cell office:value-type="float" office:value="32064">
                <text:p>32064</text:p>
                <draw:g>
                  <svg:desc>'Q5 Scala'.B1:'Q5 Scala'.B10</svg:desc>
                </draw:g>
              </table:table-cell>
            </table:table-row>
            <table:table-row>
              <table:table-cell office:value-type="string">
                <text:p>munmci</text:p>
              </table:table-cell>
              <table:table-cell office:value-type="float" office:value="31322">
                <text:p>31322</text:p>
              </table:table-cell>
            </table:table-row>
            <table:table-row>
              <table:table-cell office:value-type="string">
                <text:p>munbha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string">
                <text:p>matchday</text:p>
              </table:table-cell>
              <table:table-cell office:value-type="float" office:value="9364">
                <text:p>9364</text:p>
              </table:table-cell>
            </table:table-row>
            <table:table-row>
              <table:table-cell office:value-type="string">
                <text:p>thfc</text:p>
              </table:table-cell>
              <table:table-cell office:value-type="float" office:value="7674">
                <text:p>7674</text:p>
              </table:table-cell>
            </table:table-row>
            <table:table-row>
              <table:table-cell office:value-type="string">
                <text:p>manchesterderby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string">
                <text:p>premierleague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pogback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pl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string">
                <text:p>ynwa</text:p>
              </table:table-cell>
              <table:table-cell office:value-type="float" office:value="4428">
                <text:p>442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5.682cm" svg:y="0.316cm" chart:style-name="ch2">
          <text:p>Spike Last Ten Minutes</text:p>
        </chart:title>
        <chart:plot-area chart:style-name="ch3" table:cell-range-address="'q4 scala'.A1:'q4 scala'.B10" chart:data-source-has-labels="column" svg:x="1.358cm" svg:y="1.635cm" svg:width="14.005cm" svg:height="6.184cm">
          <chartooo:coordinate-region svg:x="1.794cm" svg:y="1.847cm" svg:width="13.569cm" svg:height="5.299cm"/>
          <chart:axis chart:dimension="x" chart:name="primary-x" chart:style-name="ch4" chartooo:axis-type="auto">
            <chartooo:date-scale/>
            <chart:title svg:x="7.218cm" svg:y="8cm" chart:style-name="ch5">
              <text:p>Game Number</text:p>
            </chart:title>
            <chart:categories table:cell-range-address="'q4 scala'.A1:'q4 scala'.A10"/>
          </chart:axis>
          <chart:axis chart:dimension="y" chart:name="primary-y" chart:style-name="ch6">
            <chart:title svg:x="0.451cm" svg:y="5.194cm" chart:style-name="ch7">
              <text:p>Spike</text:p>
            </chart:title>
            <chart:grid chart:style-name="ch8" chart:class="major"/>
          </chart:axis>
          <chart:series chart:style-name="ch9" chart:values-cell-range-address="'q4 scala'.B1:'q4 scala'.B10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7">
                <text:p>30</text:p>
                <draw:g>
                  <svg:desc>'q4 scala'.A1:'q4 scala'.A10</svg:desc>
                </draw:g>
              </table:table-cell>
              <table:table-cell office:value-type="float" office:value="5.25695718654434">
                <text:p>5.25695718654434</text:p>
                <draw:g>
                  <svg:desc>'q4 scala'.B1:'q4 scala'.B10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.96294184720639">
                <text:p>3.9629418472063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87614942528736">
                <text:p>3.8761494252873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39741816505302">
                <text:p>2.3974181650530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2821828358209">
                <text:p>2.282182835820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1689497716895">
                <text:p>2.16894977168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01765047979064">
                <text:p>2.017650479790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99941176470588">
                <text:p>1.9994117647058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98285351397121">
                <text:p>1.982853513971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92390453834116">
                <text:p>1.9239045383411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7.045cm" svg:y="0.316cm" chart:style-name="ch2">
          <text:p>Game 36</text:p>
        </chart:title>
        <chart:plot-area chart:style-name="ch3" table:cell-range-address="'Q6 Hive'.B3:'Q6 Hive'.B210" svg:x="1.358cm" svg:y="1.635cm" svg:width="14.005cm" svg:height="6.184cm">
          <chartooo:coordinate-region svg:x="2.35cm" svg:y="1.847cm" svg:width="12.887cm" svg:height="4.875cm"/>
          <chart:axis chart:dimension="x" chart:name="primary-x" chart:style-name="ch4">
            <chart:title svg:x="7.152cm" svg:y="8cm" chart:style-name="ch5">
              <text:p>Time in Minutes</text:p>
            </chart:title>
          </chart:axis>
          <chart:axis chart:dimension="y" chart:name="primary-y" chart:style-name="ch6">
            <chart:title svg:x="0.451cm" svg:y="5.697cm" chart:style-name="ch7">
              <text:p>Tweet Count</text:p>
            </chart:title>
            <chart:grid chart:style-name="ch8" chart:class="major"/>
          </chart:axis>
          <chart:series chart:style-name="ch9" chart:values-cell-range-address="'Q6 Hive'.B3:'Q6 Hive'.B210" chart:class="chart:bar">
            <chart:data-point chart:repeated="20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1">
                <text:p>211</text:p>
                <draw:g>
                  <svg:desc>'Q6 Hive'.B3:'Q6 Hive'.B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7.045cm" svg:y="0.316cm" chart:style-name="ch2">
          <text:p>Game 36</text:p>
        </chart:title>
        <chart:plot-area chart:style-name="ch3" table:cell-range-address="'Q6 Scala'.C1:'Q6 Scala'.C114" svg:x="1.358cm" svg:y="1.635cm" svg:width="14.005cm" svg:height="6.184cm">
          <chartooo:coordinate-region svg:x="2.35cm" svg:y="1.847cm" svg:width="13.013cm" svg:height="4.875cm"/>
          <chart:axis chart:dimension="x" chart:name="primary-x" chart:style-name="ch4">
            <chart:title svg:x="7.152cm" svg:y="8cm" chart:style-name="ch5">
              <text:p>Time in Minutes</text:p>
            </chart:title>
          </chart:axis>
          <chart:axis chart:dimension="y" chart:name="primary-y" chart:style-name="ch6">
            <chart:title svg:x="0.451cm" svg:y="5.697cm" chart:style-name="ch7">
              <text:p>Tweet Count</text:p>
            </chart:title>
            <chart:grid chart:style-name="ch8" chart:class="major"/>
          </chart:axis>
          <chart:series chart:style-name="ch9" chart:values-cell-range-address="'Q6 Scala'.C1:'Q6 Scala'.C114" chart:class="chart:bar">
            <chart:data-point chart:repeated="1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1">
                <text:p>361</text:p>
                <draw:g>
                  <svg:desc>'Q6 Scala'.C1:'Q6 Scala'.C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6cm" chart:style-name="ch2">
          <text:p>Distinct Users Per Game</text:p>
        </chart:title>
        <chart:plot-area chart:style-name="ch3" table:cell-range-address="'q2 hive'.A3:'q2 hive'.B21" chart:data-source-has-labels="column" svg:x="1.358cm" svg:y="1.635cm" svg:width="14.002cm" svg:height="6.177cm">
          <chartooo:coordinate-region svg:x="2.535cm" svg:y="1.847cm" svg:width="12.825cm" svg:height="5.292cm"/>
          <chart:axis chart:dimension="x" chart:name="primary-x" chart:style-name="ch4" chartooo:axis-type="auto">
            <chartooo:date-scale/>
            <chart:title svg:x="7.852cm" svg:y="7.993cm" chart:style-name="ch5">
              <text:p>Game</text:p>
            </chart:title>
            <chart:categories table:cell-range-address="'q2 hive'.A3:'q2 hive'.A21"/>
          </chart:axis>
          <chart:axis chart:dimension="y" chart:name="primary-y" chart:style-name="ch6">
            <chart:title svg:x="0.451cm" svg:y="5.614cm" chart:style-name="ch7">
              <text:p>User Count</text:p>
            </chart:title>
            <chart:grid chart:style-name="ch8" chart:class="major"/>
          </chart:axis>
          <chart:series chart:style-name="ch9" chart:values-cell-range-address="'q2 hive'.B3:'q2 hive'.B21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6">
                <text:p>40</text:p>
                <draw:g>
                  <svg:desc>'q2 hive'.A3:'q2 hive'.A21</svg:desc>
                </draw:g>
              </table:table-cell>
              <table:table-cell office:value-type="float" office:value="28718">
                <text:p>28718</text:p>
                <draw:g>
                  <svg:desc>'q2 hive'.B3:'q2 hive'.B2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768">
                <text:p>19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9676">
                <text:p>19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8461">
                <text:p>18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8605">
                <text:p>8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14">
                <text:p>8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351">
                <text:p>63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999">
                <text:p>4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37cm" svg:y="0.316cm" chart:style-name="ch2">
          <text:p>Tweets per User per Game</text:p>
        </chart:title>
        <chart:plot-area chart:style-name="ch3" table:cell-range-address="'q1-2 extension'.A3:'q1-2 extension'.B21" chart:data-source-has-labels="column" svg:x="1.358cm" svg:y="1.635cm" svg:width="14.002cm" svg:height="6.177cm">
          <chartooo:coordinate-region svg:x="2.085cm" svg:y="1.847cm" svg:width="13.275cm" svg:height="5.292cm"/>
          <chart:axis chart:dimension="x" chart:name="primary-x" chart:style-name="ch4" chartooo:axis-type="auto">
            <chartooo:date-scale/>
            <chart:title svg:x="7.654cm" svg:y="7.993cm" chart:style-name="ch5">
              <text:p>Game ID</text:p>
            </chart:title>
            <chart:categories table:cell-range-address="'q1-2 extension'.A3:'q1-2 extension'.A21"/>
          </chart:axis>
          <chart:axis chart:dimension="y" chart:name="primary-y" chart:style-name="ch6">
            <chart:title svg:x="0.451cm" svg:y="5.931cm" chart:style-name="ch7">
              <text:p>Average Tweets</text:p>
            </chart:title>
            <chart:grid chart:style-name="ch8" chart:class="major"/>
          </chart:axis>
          <chart:series chart:style-name="ch9" chart:values-cell-range-address="'q1-2 extension'.B3:'q1-2 extension'.B21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7">
                <text:p>20</text:p>
                <draw:g>
                  <svg:desc>'q1-2 extension'.A3:'q1-2 extension'.A21</svg:desc>
                </draw:g>
              </table:table-cell>
              <table:table-cell office:value-type="float" office:value="2.89180327869">
                <text:p>2.89180327869</text:p>
                <draw:g>
                  <svg:desc>'q1-2 extension'.B3:'q1-2 extension'.B2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9846216107">
                <text:p>2.29846216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29380856942">
                <text:p>2.29380856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21502193746">
                <text:p>2.21502193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20533880903">
                <text:p>2.20533880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.16514642343">
                <text:p>2.16514642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16196655852">
                <text:p>2.16196655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08345401883">
                <text:p>2.08345401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06881533101">
                <text:p>2.068815331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cm" svg:y="0.316cm" chart:style-name="ch2">
          <text:p>Last 10 Minute Spikes</text:p>
        </chart:title>
        <chart:plot-area chart:style-name="ch3" table:cell-range-address="q4.A1:q4.B10" chart:data-source-has-labels="column" svg:x="1.358cm" svg:y="1.635cm" svg:width="14.002cm" svg:height="6.177cm">
          <chartooo:coordinate-region svg:x="1.794cm" svg:y="1.847cm" svg:width="13.566cm" svg:height="5.292cm"/>
          <chart:axis chart:dimension="x" chart:name="primary-x" chart:style-name="ch4" chartooo:axis-type="auto">
            <chartooo:date-scale/>
            <chart:title svg:x="7.217cm" svg:y="7.993cm" chart:style-name="ch5">
              <text:p>Game Number</text:p>
            </chart:title>
            <chart:categories table:cell-range-address="q4.A1:q4.A10"/>
          </chart:axis>
          <chart:axis chart:dimension="y" chart:name="primary-y" chart:style-name="ch6">
            <chart:title svg:x="0.451cm" svg:y="5.614cm" chart:style-name="ch7">
              <text:p>Spike Ratio</text:p>
            </chart:title>
            <chart:grid chart:style-name="ch8" chart:class="major"/>
          </chart:axis>
          <chart:series chart:style-name="ch9" chart:values-cell-range-address="q4.B1:q4.B10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7">
                <text:p>30</text:p>
                <draw:g>
                  <svg:desc>q4.A1:q4.A10</svg:desc>
                </draw:g>
              </table:table-cell>
              <table:table-cell office:value-type="float" office:value="5.23261241637">
                <text:p>5.23261241637</text:p>
                <draw:g>
                  <svg:desc>q4.B1:q4.B10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.02702702703">
                <text:p>4.0270270270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83317829457">
                <text:p>3.8331782945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48475675676">
                <text:p>2.4847567567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34396355353">
                <text:p>2.3439635535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10608943863">
                <text:p>2.1060894386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10050251256">
                <text:p>2.100502512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03616">
                <text:p>2.036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01246153846">
                <text:p>2.0124615384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98966942149">
                <text:p>1.989669421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56cm" svg:y="0.316cm" chart:style-name="ch2">
          <text:p>Team Popularity</text:p>
        </chart:title>
        <chart:plot-area chart:style-name="ch3" table:cell-range-address="q3.A1:q3.B20" chart:data-source-has-labels="column" svg:x="1.358cm" svg:y="1.635cm" svg:width="14.002cm" svg:height="6.177cm">
          <chartooo:coordinate-region svg:x="2.535cm" svg:y="1.847cm" svg:width="12.825cm" svg:height="5.292cm"/>
          <chart:axis chart:dimension="x" chart:name="primary-x" chart:style-name="ch4" chartooo:axis-type="auto">
            <chartooo:date-scale/>
            <chart:title svg:x="7.627cm" svg:y="7.993cm" chart:style-name="ch5">
              <text:p>Team FC</text:p>
            </chart:title>
            <chart:categories table:cell-range-address="q3.A1:q3.A20"/>
          </chart:axis>
          <chart:axis chart:dimension="y" chart:name="primary-y" chart:style-name="ch6">
            <chart:title svg:x="0.451cm" svg:y="6.712cm" chart:style-name="ch7">
              <text:p>Average Tweets Per Game</text:p>
            </chart:title>
            <chart:grid chart:style-name="ch8" chart:class="major"/>
          </chart:axis>
          <chart:series chart:style-name="ch9" chart:values-cell-range-address="q3.B1:q3.B20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4">
                <text:p>10</text:p>
                <draw:g>
                  <svg:desc>q3.A1:q3.A20</svg:desc>
                </draw:g>
              </table:table-cell>
              <table:table-cell office:value-type="float" office:value="52248.4">
                <text:p>52248.4</text:p>
                <draw:g>
                  <svg:desc>q3.B1:q3.B20</svg:desc>
                </draw:g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865.8">
                <text:p>13865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457.2">
                <text:p>5457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439.8">
                <text:p>4439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374.2">
                <text:p>4374.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968.2">
                <text:p>2968.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30.2">
                <text:p>2130.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95.75">
                <text:p>1495.7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84.2">
                <text:p>1384.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34.2">
                <text:p>1334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63.75">
                <text:p>1263.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24.2">
                <text:p>1124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12.4">
                <text:p>1112.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06.6">
                <text:p>1006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68.8">
                <text:p>968.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38.666666667">
                <text:p>938.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38.2">
                <text:p>638.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6.2">
                <text:p>66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bar" chart:style-name="ch1">
        <chart:title svg:x="5.695cm" svg:y="0.315cm" chart:style-name="ch2">
          <text:p>Spikes Last 10 Minutes</text:p>
        </chart:title>
        <chart:plot-area chart:style-name="ch3" table:cell-range-address="'q4 alternative'.A2:'q4 alternative'.B11" chart:data-source-has-labels="column" svg:x="1.358cm" svg:y="1.631cm" svg:width="14.005cm" svg:height="6.163cm">
          <chartooo:coordinate-region svg:x="1.979cm" svg:y="1.843cm" svg:width="13.384cm" svg:height="5.278cm"/>
          <chart:axis chart:dimension="x" chart:name="primary-x" chart:style-name="ch4" chartooo:axis-type="auto">
            <chartooo:date-scale/>
            <chart:title svg:x="7.655cm" svg:y="7.974cm" chart:style-name="ch5">
              <text:p>Game ID</text:p>
            </chart:title>
            <chart:categories table:cell-range-address="'q4 alternative'.A2:'q4 alternative'.A11"/>
          </chart:axis>
          <chart:axis chart:dimension="y" chart:name="primary-y" chart:style-name="ch6">
            <chart:title svg:x="0.451cm" svg:y="5.179cm" chart:style-name="ch7">
              <text:p>Spike</text:p>
            </chart:title>
            <chart:grid chart:style-name="ch8" chart:class="major"/>
          </chart:axis>
          <chart:series chart:style-name="ch9" chart:values-cell-range-address="'q4 alternative'.B2:'q4 alternative'.B1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4">
                <text:p>10</text:p>
                <draw:g>
                  <svg:desc>'q4 alternative'.A2:'q4 alternative'.A11</svg:desc>
                </draw:g>
              </table:table-cell>
              <table:table-cell office:value-type="float" office:value="10.25">
                <text:p>10.25</text:p>
                <draw:g>
                  <svg:desc>'q4 alternative'.B2:'q4 alternative'.B1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6.687cm" svg:y="0.316cm" chart:style-name="ch2">
          <text:p>Game Graph</text:p>
        </chart:title>
        <chart:plot-area chart:style-name="ch3" table:cell-range-address="'Q6 Hive'.A3:'Q6 Hive'.B225" chart:data-source-has-labels="column" svg:x="1.358cm" svg:y="1.635cm" svg:width="14.005cm" svg:height="6.184cm">
          <chartooo:coordinate-region svg:x="2.35cm" svg:y="1.847cm" svg:width="12.959cm" svg:height="4.875cm"/>
          <chart:axis chart:dimension="x" chart:name="primary-x" chart:style-name="ch4" chartooo:axis-type="auto">
            <chartooo:date-scale/>
            <chart:title svg:x="7.152cm" svg:y="8cm" chart:style-name="ch5">
              <text:p>Time in Minutes</text:p>
            </chart:title>
            <chart:categories table:cell-range-address="'Q6 Hive'.A3:'Q6 Hive'.A225"/>
          </chart:axis>
          <chart:axis chart:dimension="y" chart:name="primary-y" chart:style-name="ch6">
            <chart:title svg:x="0.451cm" svg:y="5.962cm" chart:style-name="ch7">
              <text:p>Count of Tweets</text:p>
            </chart:title>
          </chart:axis>
          <chart:series chart:style-name="ch8" chart:values-cell-range-address="'Q6 Hive'.B3:'Q6 Hive'.B225" chart:class="chart:bar">
            <chart:data-point chart:repeated="2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5203931">
                <text:p>25203930</text:p>
                <draw:g>
                  <svg:desc>'Q6 Hive'.A3:'Q6 Hive'.A225</svg:desc>
                </draw:g>
              </table:table-cell>
              <table:table-cell office:value-type="float" office:value="211">
                <text:p>211</text:p>
                <draw:g>
                  <svg:desc>'Q6 Hive'.B3:'Q6 Hive'.B2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32">
                <text:p>252039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33">
                <text:p>252039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34">
                <text:p>2520393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35">
                <text:p>25203940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36">
                <text:p>2520394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37">
                <text:p>2520394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38">
                <text:p>2520394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39">
                <text:p>2520394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40">
                <text:p>2520394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41">
                <text:p>25203940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42">
                <text:p>2520394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43">
                <text:p>25203940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44">
                <text:p>2520394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45">
                <text:p>2520395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46">
                <text:p>2520395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47">
                <text:p>25203950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48">
                <text:p>2520395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49">
                <text:p>2520395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50">
                <text:p>2520395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51">
                <text:p>2520395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52">
                <text:p>2520395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53">
                <text:p>2520395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54">
                <text:p>2520395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55">
                <text:p>2520396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56">
                <text:p>2520396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57">
                <text:p>2520396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58">
                <text:p>2520396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59">
                <text:p>2520396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60">
                <text:p>2520396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61">
                <text:p>2520396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62">
                <text:p>2520396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63">
                <text:p>252039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64">
                <text:p>2520396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65">
                <text:p>2520397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66">
                <text:p>2520397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67">
                <text:p>2520397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68">
                <text:p>2520397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69">
                <text:p>252039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70">
                <text:p>252039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71">
                <text:p>252039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72">
                <text:p>2520397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73">
                <text:p>2520397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74">
                <text:p>2520397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75">
                <text:p>2520398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76">
                <text:p>2520398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77">
                <text:p>2520398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78">
                <text:p>2520398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79">
                <text:p>25203980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80">
                <text:p>2520398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81">
                <text:p>25203980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82">
                <text:p>25203980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83">
                <text:p>2520398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84">
                <text:p>2520398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85">
                <text:p>2520399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86">
                <text:p>2520399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87">
                <text:p>2520399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88">
                <text:p>2520399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89">
                <text:p>2520399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90">
                <text:p>2520399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91">
                <text:p>252039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92">
                <text:p>2520399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93">
                <text:p>2520399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94">
                <text:p>2520399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95">
                <text:p>2520400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96">
                <text:p>252040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97">
                <text:p>2520400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98">
                <text:p>2520400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3999">
                <text:p>252040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00">
                <text:p>2520400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01">
                <text:p>2520400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02">
                <text:p>252040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03">
                <text:p>2520400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04">
                <text:p>252040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05">
                <text:p>2520401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06">
                <text:p>2520401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07">
                <text:p>2520401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08">
                <text:p>2520401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09">
                <text:p>2520401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10">
                <text:p>2520401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11">
                <text:p>2520401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12">
                <text:p>2520401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13">
                <text:p>25204010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14">
                <text:p>25204010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15">
                <text:p>25204020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16">
                <text:p>2520402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17">
                <text:p>2520402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18">
                <text:p>2520402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19">
                <text:p>2520402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20">
                <text:p>2520402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21">
                <text:p>2520402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22">
                <text:p>252040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23">
                <text:p>25204020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24">
                <text:p>2520402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25">
                <text:p>2520403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26">
                <text:p>2520403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27">
                <text:p>2520403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28">
                <text:p>252040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29">
                <text:p>252040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30">
                <text:p>252040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31">
                <text:p>252040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32">
                <text:p>2520403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33">
                <text:p>2520403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34">
                <text:p>2520403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35">
                <text:p>252040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36">
                <text:p>2520404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37">
                <text:p>2520404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38">
                <text:p>2520404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39">
                <text:p>2520404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40">
                <text:p>2520404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41">
                <text:p>2520404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4042">
                <text:p>25204040</text:p>
              </table:table-cell>
              <table:table-cell office:value-type="float" office:value="324">
                <text:p>3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59cm" svg:height="9.831cm" xlink:href=".." xlink:type="simple" chart:class="chart:bar" chart:style-name="ch1">
        <chart:title svg:x="5.502cm" svg:y="0.332cm" chart:style-name="ch2">
          <text:p>Most Common Unofficial Hashtags</text:p>
        </chart:title>
        <chart:plot-area chart:style-name="ch3" table:cell-range-address="'q5 Hive'.B3:'q5 Hive'.C12" chart:data-source-has-labels="column" svg:x="1.393cm" svg:y="1.699cm" svg:width="15.656cm" svg:height="6.928cm">
          <chartooo:coordinate-region svg:x="2.57cm" svg:y="1.911cm" svg:width="14.479cm" svg:height="5.619cm"/>
          <chart:axis chart:dimension="x" chart:name="primary-x" chart:style-name="ch4" chartooo:axis-type="auto">
            <chartooo:date-scale/>
            <chart:title svg:x="8.542cm" svg:y="8.824cm" chart:style-name="ch5">
              <text:p>Hashtag</text:p>
            </chart:title>
            <chart:categories table:cell-range-address="'q5 Hive'.B3:'q5 Hive'.B12"/>
          </chart:axis>
          <chart:axis chart:dimension="y" chart:name="primary-y" chart:style-name="ch6">
            <chart:title svg:x="0.451cm" svg:y="6.054cm" chart:style-name="ch7">
              <text:p>Occurrence</text:p>
            </chart:title>
            <chart:grid chart:style-name="ch8" chart:class="major"/>
          </chart:axis>
          <chart:series chart:style-name="ch9" chart:values-cell-range-address="'q5 Hive'.C3:'q5 Hive'.C1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arsmun</text:p>
                <draw:g>
                  <svg:desc>'q5 Hive'.B3:'q5 Hive'.B12</svg:desc>
                </draw:g>
              </table:table-cell>
              <table:table-cell office:value-type="float" office:value="36770">
                <text:p>36770</text:p>
                <draw:g>
                  <svg:desc>'q5 Hive'.C3:'q5 Hive'.C12</svg:desc>
                </draw:g>
              </table:table-cell>
            </table:table-row>
            <table:table-row>
              <table:table-cell office:value-type="string">
                <text:p>matchday</text:p>
              </table:table-cell>
              <table:table-cell office:value-type="float" office:value="29776">
                <text:p>29776</text:p>
              </table:table-cell>
            </table:table-row>
            <table:table-row>
              <table:table-cell office:value-type="string">
                <text:p>munmci</text:p>
              </table:table-cell>
              <table:table-cell office:value-type="float" office:value="26999">
                <text:p>26999</text:p>
              </table:table-cell>
            </table:table-row>
            <table:table-row>
              <table:table-cell office:value-type="string">
                <text:p>premierleague</text:p>
              </table:table-cell>
              <table:table-cell office:value-type="float" office:value="22424">
                <text:p>22424</text:p>
              </table:table-cell>
            </table:table-row>
            <table:table-row>
              <table:table-cell office:value-type="string">
                <text:p>watmun</text:p>
              </table:table-cell>
              <table:table-cell office:value-type="float" office:value="17166">
                <text:p>17166</text:p>
              </table:table-cell>
            </table:table-row>
            <table:table-row>
              <table:table-cell office:value-type="string">
                <text:p>munnew</text:p>
              </table:table-cell>
              <table:table-cell office:value-type="float" office:value="16806">
                <text:p>16806</text:p>
              </table:table-cell>
            </table:table-row>
            <table:table-row>
              <table:table-cell office:value-type="string">
                <text:p>thfc</text:p>
              </table:table-cell>
              <table:table-cell office:value-type="float" office:value="11278">
                <text:p>11278</text:p>
              </table:table-cell>
            </table:table-row>
            <table:table-row>
              <table:table-cell office:value-type="string">
                <text:p>munbha</text:p>
              </table:table-cell>
              <table:table-cell office:value-type="float" office:value="9703">
                <text:p>9703</text:p>
              </table:table-cell>
            </table:table-row>
            <table:table-row>
              <table:table-cell office:value-type="string">
                <text:p>ynwa</text:p>
              </table:table-cell>
              <table:table-cell office:value-type="float" office:value="8413">
                <text:p>8413</text:p>
              </table:table-cell>
            </table:table-row>
            <table:table-row>
              <table:table-cell office:value-type="string">
                <text:p>pl</text:p>
              </table:table-cell>
              <table:table-cell office:value-type="float" office:value="6672">
                <text:p>66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81cm" xlink:href=".." xlink:type="simple" chart:class="chart:bar" chart:style-name="ch1">
        <chart:title svg:x="4.756cm" svg:y="0.315cm" chart:style-name="ch2">
          <text:p>Average Tweet Count Per Minute</text:p>
        </chart:title>
        <chart:plot-area chart:style-name="ch3" table:cell-range-address="'Q1 Scala'.A3:'Q1 Scala'.B12" chart:data-source-has-labels="column" svg:x="1.358cm" svg:y="1.631cm" svg:width="14.004cm" svg:height="6.163cm">
          <chartooo:coordinate-region svg:x="2.165cm" svg:y="1.844cm" svg:width="13.197cm" svg:height="5.277cm"/>
          <chart:axis chart:dimension="x" chart:name="primary-x" chart:style-name="ch4" chartooo:axis-type="auto">
            <chartooo:date-scale/>
            <chart:title svg:x="7.694cm" svg:y="7.974cm" chart:style-name="ch5">
              <text:p>GameID</text:p>
            </chart:title>
            <chart:categories table:cell-range-address="'Q1 Scala'.A3:'Q1 Scala'.A12"/>
          </chart:axis>
          <chart:axis chart:dimension="y" chart:name="primary-y" chart:style-name="ch6">
            <chart:title svg:x="0.451cm" svg:y="5.351cm" chart:style-name="ch7">
              <text:p>Average</text:p>
            </chart:title>
            <chart:grid chart:style-name="ch8" chart:class="major"/>
          </chart:axis>
          <chart:series chart:style-name="ch9" chart:values-cell-range-address="'Q1 Scala'.B3:'Q1 Scala'.B1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6">
                <text:p>40</text:p>
                <draw:g>
                  <svg:desc>'Q1 Scala'.A3:'Q1 Scala'.A12</svg:desc>
                </draw:g>
              </table:table-cell>
              <table:table-cell office:value-type="float" office:value="577.495575221239">
                <text:p>577.495575221239</text:p>
                <draw:g>
                  <svg:desc>'Q1 Scala'.B3:'Q1 Scala'.B12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17.763157894737">
                <text:p>417.76315789473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85.607142857143">
                <text:p>385.60714285714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41.223214285714">
                <text:p>341.2232142857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2.921739130435">
                <text:p>152.92173913043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24.472727272727">
                <text:p>124.47272727272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08.454545454545">
                <text:p>108.4545454545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4.351351351351">
                <text:p>104.35135135135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6.6857142857143">
                <text:p>96.68571428571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8.7739130434783">
                <text:p>78.77391304347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